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9fb8" officeooo:paragraph-rsid="00039fb8"/>
    </style:style>
    <style:style style:name="P2" style:family="paragraph" style:parent-style-name="Standard">
      <style:text-properties officeooo:rsid="00039fb8" officeooo:paragraph-rsid="00047c06"/>
    </style:style>
    <style:style style:name="P3" style:family="paragraph" style:parent-style-name="Standard">
      <style:text-properties officeooo:rsid="00039fb8" officeooo:paragraph-rsid="000606ad"/>
    </style:style>
    <style:style style:name="P4" style:family="paragraph" style:parent-style-name="Standard">
      <style:text-properties style:text-underline-style="solid" style:text-underline-width="auto" style:text-underline-color="font-color" officeooo:rsid="00039fb8" officeooo:paragraph-rsid="00039fb8"/>
    </style:style>
    <style:style style:name="P5" style:family="paragraph" style:parent-style-name="Standard">
      <style:text-properties style:text-underline-style="solid" style:text-underline-width="auto" style:text-underline-color="font-color" fo:font-weight="bold" officeooo:rsid="00039fb8" officeooo:paragraph-rsid="00039fb8"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39fb8" officeooo:paragraph-rsid="000606ad" style:font-weight-asian="bold"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039fb8" officeooo:paragraph-rsid="000606ad" style:font-weight-asian="bold" style:font-weight-complex="bold"/>
    </style:style>
    <style:style style:name="P8" style:family="paragraph" style:parent-style-name="Standard">
      <style:text-properties style:text-underline-style="solid" style:text-underline-width="auto" style:text-underline-color="font-color" fo:font-weight="bold" officeooo:rsid="00047c06" officeooo:paragraph-rsid="00047c06" style:font-weight-asian="bold" style:font-weight-complex="bold"/>
    </style:style>
    <style:style style:name="P9" style:family="paragraph" style:parent-style-name="Standard">
      <style:text-properties style:text-underline-style="solid" style:text-underline-width="auto" style:text-underline-color="font-color" fo:font-weight="bold" officeooo:rsid="000606ad" officeooo:paragraph-rsid="000606ad"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071e1a" officeooo:paragraph-rsid="00071e1a" style:font-weight-asian="bold" style:font-weight-complex="bold"/>
    </style:style>
    <style:style style:name="P11" style:family="paragraph" style:parent-style-name="Standard">
      <style:text-properties style:text-underline-style="none" fo:font-weight="normal" officeooo:rsid="00039fb8" officeooo:paragraph-rsid="000606ad" style:font-weight-asian="normal" style:font-weight-complex="normal"/>
    </style:style>
    <style:style style:name="P12" style:family="paragraph" style:parent-style-name="Standard">
      <style:text-properties officeooo:rsid="00071e1a" officeooo:paragraph-rsid="00071e1a"/>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047c06"/>
    </style:style>
    <style:style style:name="T4" style:family="text">
      <style:text-properties officeooo:rsid="000606ad"/>
    </style:style>
    <style:style style:name="T5" style:family="text">
      <style:text-properties officeooo:rsid="00071e1a"/>
    </style:style>
    <style:style style:name="T6" style:family="text">
      <style:text-properties officeooo:rsid="0009ee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span text:style-name="T4">Información general:</text:span></text:p>
      <text:p text:style-name="P11">Los datos contenidos en la página web (tanto los de la empresa, como los servicios ofrecidos, etc.) son verídicos, la web ha sido creado para la empresa de Anian Reformas (será ampliada en un futuro cercano con más requisitos <text:span text:style-name="T3">solicitados</text:span> por la empresa)</text:p>
      <text:p text:style-name="P6"/>
      <text:p text:style-name="P8">Páginas:</text:p>
      <text:p text:style-name="P1">- <text:span text:style-name="T3">P</text:span>osee <text:span text:style-name="T4">siete</text:span> páginas, distribuidas en un menú con sus correspondientes sub-men<text:span text:style-name="T3">ú</text:span>s (dos niveles)</text:p>
      <text:p text:style-name="P1"></text:p>
      <text:p text:style-name="P4"><text:span text:style-name="T1">Paleta de colores </text:span>creada a través de Paletton: </text:p>
      <text:p text:style-name="P1">- Palette UID: 53K0j0kTW++5u++jl+Y++dL+T02</text:p>
      <text:p text:style-name="P1">- http://paletton.com/palette.php?uid=53K0j0kTW%2B%2B5u%2B%2Bjl%2BY%2B%2BdL%2BT02</text:p>
      <text:p text:style-name="P1"></text:p>
      <text:p text:style-name="P5">Fuentes de google:</text:p>
      <text:p text:style-name="P1">- <text:span text:style-name="T4">Tres fuentes de google usadas</text:span> como CDN</text:p>
      <text:p text:style-name="P1"></text:p>
      <text:p text:style-name="P1"><text:span text:style-name="T2">Imágenes:</text:span></text:p>
      <text:p text:style-name="P1">- <text:s/>Han sido tratadas a través ImageMagik por terminal y de Gimp, para su optimización y correcta <text:span text:style-name="T3">visualización</text:span>, así como disminución de los tiempos de carga.</text:p>
      <text:p text:style-name="P1">- En 'Reformas', se encuentran 2 imágenes gif.</text:p>
      <text:p text:style-name="P2">- <text:span text:style-name="T3">Galerías de reformas </text:span>en forma de slider<text:span text:style-name="T3">, situadas</text:span> en 'Cocinas' y 'Baños'. <text:span text:style-name="T3">Poseen </text:span>28 imágenes cada una <text:span text:style-name="T3">(c</text:span>onse<text:span text:style-name="T3">n</text:span>timi<text:span text:style-name="T3">e</text:span>nto <text:span text:style-name="T3">expreso</text:span> de los clientes para poder publicarlas<text:span text:style-name="T3">)</text:span>, y sus correspondientes <text:span text:style-name="T3">imágenes</text:span> en <text:span text:style-name="T3">miniatura.</text:span> Existiendo <text:span text:style-name="T3">la posibilidad</text:span> de ver la pantalla con o sin <text:span text:style-name="T3">miniaturas.</text:span></text:p>
      <text:p text:style-name="P1">- Para facilitar la creación de las galerías, ha sido usada la página 'http://www.hongkiat.com/', adaptando una de sus galerías a mis necesidades.</text:p>
      <text:p text:style-name="P1">- <text:span text:style-name="T4">Las marcas de agua ha sido creadas a través de Adobe Photoshop.</text:span></text:p>
      <text:p text:style-name="P1">- <text:span text:style-name="T5">Todas las imágenes poseen su correspondiente etiqueta 'alt'</text:span></text:p>
      <text:p text:style-name="P1"></text:p>
      <text:p text:style-name="P5"><text:span text:style-name="T3">Vídeo</text:span>:</text:p>
      <text:p text:style-name="P1">- Éste fue grabado por Aragón Tv (consentimiento de publicarlo online).</text:p>
      <text:p text:style-name="P1">- Para su adaptación a la web, se han usado dos extensiones diferentes 'mp4' y 'webm'.</text:p>
      <text:p text:style-name="P1"></text:p>
      <text:p text:style-name="P5">Acceso a redes sociales:</text:p>
      <text:p text:style-name="P3">- En el pie de la página, a través de sprite con las correspondientes redes sociales, de las cuales solo <text:span text:style-name="T3">utilizo</text:span> Facebook y Google+.</text:p>
      <text:p text:style-name="P3"/>
      <text:p text:style-name="P9">Formulario:</text:p>
      <text:p text:style-name="P3">- <text:span text:style-name="T4">En 'Presupuesto' </text:span>con la idea de que los clientes pidan presupuestos a través de este.</text:p>
      <text:p text:style-name="P3">- <text:span text:style-name="T4">Se aprecia unas condiciones referentes a la política de privacidad de datos.</text:span></text:p>
      <text:p text:style-name="P1"></text:p>
      <text:p text:style-name="P5">Código:</text:p>
      <text:p text:style-name="P1">- El código Css y Js se encuentra en documentos externos a los <text:span text:style-name="T4">H</text:span>tml, en sus carpetas correspondientes y minimizando el numero de accesos.</text:p>
      <text:p text:style-name="P1">- Se encuentra en minified para el lugar de producción.</text:p>
      <text:p text:style-name="P1"/>
      <text:p text:style-name="P10">Otros:</text:p>
      <text:p text:style-name="P12">- Favicon de la empresa.</text:p>
      <text:p text:style-name="P12">- Tipo de letra corporativo y usado por la empresa. </text:p>
      <text:p text:style-name="P12">- Logo en <text:span text:style-name="T6">movimiento</text:span> al cargar la página.</text:p>
      <text:p text:style-name="P12">- Nube de palabras, con sus correspondientes enlaces internos de la we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13:58:26.837472563</meta:creation-date>
    <dc:date>2015-03-07T14:16:14.528625104</dc:date>
    <meta:editing-duration>PT17M2S</meta:editing-duration>
    <meta:editing-cycles>6</meta:editing-cycles>
    <meta:generator>LibreOffice/4.2.7.2$Linux_X86_64 LibreOffice_project/420m0$Build-2</meta:generator>
    <meta:document-statistic meta:table-count="0" meta:image-count="0" meta:object-count="0" meta:page-count="1" meta:paragraph-count="38" meta:word-count="364" meta:character-count="2285" meta:non-whitespace-character-count="1923"/>
  </office:meta>
</office:document-meta>
</file>